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c7740" officeooo:paragraph-rsid="000c7740"/>
    </style:style>
    <style:style style:name="P2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weight="normal" officeooo:rsid="000c7740" officeooo:paragraph-rsid="000c7740" style:font-size-asian="10pt" style:font-weight-asian="normal" style:font-size-complex="10pt" style:font-weight-complex="normal"/>
    </style:style>
    <style:style style:name="P3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weight="normal" officeooo:rsid="000c7740" officeooo:paragraph-rsid="000dc683" style:font-size-asian="10pt" style:font-weight-asian="normal" style:font-size-complex="10pt" style:font-weight-complex="normal"/>
    </style:style>
    <style:style style:name="P4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weight="bold" officeooo:rsid="000c7740" officeooo:paragraph-rsid="000c7740" style:font-size-asian="10pt" style:font-weight-asian="bold" style:font-size-complex="10pt" style:font-weight-complex="bold"/>
    </style:style>
    <style:style style:name="P5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weight="bold" officeooo:rsid="000c7740" officeooo:paragraph-rsid="000dc683" style:font-size-asian="10pt" style:font-weight-asian="bold" style:font-size-complex="10pt" style:font-weight-complex="bold"/>
    </style:style>
    <style:style style:name="P6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italic" fo:font-weight="normal" officeooo:rsid="000c7740" officeooo:paragraph-rsid="000c7740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10pt" fo:font-style="italic" fo:font-weight="bold" officeooo:rsid="000c7740" officeooo:paragraph-rsid="000c7740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fo:font-weight="normal" officeooo:rsid="000c7740" officeooo:paragraph-rsid="000c7740" style:font-size-asian="5.25pt" style:font-weight-asian="normal" style:font-size-complex="6pt" style:font-weight-complex="normal"/>
    </style:style>
    <style:style style:name="P9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6pt" fo:font-weight="normal" officeooo:rsid="000c7740" officeooo:paragraph-rsid="000c7740" style:font-size-asian="6pt" style:font-weight-asian="normal" style:font-size-complex="6pt" style:font-weight-complex="normal"/>
    </style:style>
    <style:style style:name="P10" style:family="paragraph" style:parent-style-name="Text_20_body">
      <loext:graphic-properties draw:fill="solid" draw:fill-color="#dddddd"/>
      <style:paragraph-properties fo:margin-left="0cm" fo:margin-right="0cm" fo:margin-top="0cm" fo:margin-bottom="0cm" loext:contextual-spacing="false" fo:line-height="100%" fo:text-indent="0cm" style:auto-text-indent="false" fo:background-color="#dddddd"/>
      <style:text-properties fo:font-size="7pt" fo:font-weight="normal" officeooo:rsid="000c7740" officeooo:paragraph-rsid="000c7740" style:font-size-asian="7pt" style:font-weight-asian="normal" style:font-size-complex="7pt" style:font-weight-complex="normal"/>
    </style:style>
    <style:style style:name="P11" style:family="paragraph" style:parent-style-name="Text_20_body">
      <loext:graphic-properties draw:fill="solid" draw:fill-color="#ffffff"/>
      <style:paragraph-properties fo:margin-left="0cm" fo:margin-right="0cm" fo:margin-top="0cm" fo:margin-bottom="0.25cm" loext:contextual-spacing="false" fo:line-height="115%" fo:text-indent="0cm" style:auto-text-indent="false" fo:background-color="#ffffff"/>
      <style:text-properties fo:font-size="10pt" fo:font-weight="normal" officeooo:rsid="000c7740" officeooo:paragraph-rsid="000c7740" style:font-size-asian="10pt" style:font-weight-asian="normal" style:font-size-complex="10pt" style:font-weight-complex="normal"/>
    </style:style>
    <style:style style:name="P12" style:family="paragraph" style:parent-style-name="Text_20_body">
      <loext:graphic-properties draw:fill="solid" draw:fill-color="#ffffff"/>
      <style:paragraph-properties fo:margin-left="0cm" fo:margin-right="0cm" fo:margin-top="0cm" fo:margin-bottom="0.25cm" loext:contextual-spacing="false" fo:line-height="115%" fo:text-indent="0cm" style:auto-text-indent="false" fo:background-color="#ffffff"/>
      <style:text-properties fo:font-size="12pt" fo:font-weight="normal" officeooo:rsid="000dc683" officeooo:paragraph-rsid="000dc683" style:font-size-asian="10.5pt" style:font-weight-asian="normal" style:font-size-complex="12pt" style:font-weight-complex="normal"/>
    </style:style>
    <style:style style:name="P13" style:family="paragraph" style:parent-style-name="Text_20_body">
      <loext:graphic-properties draw:fill="solid" draw:fill-color="#ffffff"/>
      <style:paragraph-properties fo:margin-left="0cm" fo:margin-right="0cm" fo:margin-top="0cm" fo:margin-bottom="0.25cm" loext:contextual-spacing="false" fo:line-height="115%" fo:text-indent="0cm" style:auto-text-indent="false" fo:background-color="#ffffff"/>
      <style:text-properties fo:font-size="12pt" fo:font-weight="normal" officeooo:rsid="001172d6" officeooo:paragraph-rsid="001172d6" style:font-size-asian="10.5pt" style:font-weight-asian="normal" style:font-size-complex="12pt" style:font-weight-complex="normal"/>
    </style:style>
    <style:style style:name="P14" style:family="paragraph" style:parent-style-name="Text_20_body">
      <loext:graphic-properties draw:fill="solid" draw:fill-color="#ffffff"/>
      <style:paragraph-properties fo:margin-left="0cm" fo:margin-right="0cm" fo:margin-top="0cm" fo:margin-bottom="0.25cm" loext:contextual-spacing="false" fo:line-height="115%" fo:text-indent="0cm" style:auto-text-indent="false" fo:background-color="#ffffff"/>
      <style:text-properties fo:font-size="12pt" fo:font-weight="normal" officeooo:rsid="0012a036" officeooo:paragraph-rsid="0012a036" style:font-size-asian="10.5pt" style:font-weight-asian="normal" style:font-size-complex="12pt" style:font-weight-complex="normal"/>
    </style:style>
    <style:style style:name="P15" style:family="paragraph" style:parent-style-name="Text_20_body">
      <loext:graphic-properties draw:fill="solid" draw:fill-color="#ffffff"/>
      <style:paragraph-properties fo:margin-left="0cm" fo:margin-right="0cm" fo:margin-top="0cm" fo:margin-bottom="0.25cm" loext:contextual-spacing="false" fo:line-height="115%" fo:text-indent="0cm" style:auto-text-indent="false" fo:background-color="#ffffff"/>
      <style:text-properties fo:font-size="12pt" fo:font-weight="normal" officeooo:rsid="0013d7d1" officeooo:paragraph-rsid="0013d7d1" style:font-size-asian="10.5pt" style:font-weight-asian="normal" style:font-size-complex="12pt" style:font-weight-complex="normal"/>
    </style:style>
    <style:style style:name="P16" style:family="paragraph" style:parent-style-name="Subtitle">
      <style:text-properties officeooo:rsid="000c7740" officeooo:paragraph-rsid="000c77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c683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dc683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dc683" style:font-style-asian="italic" style:font-weight-asian="normal" style:font-style-complex="italic" style:font-weight-complex="normal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officeooo:rsid="000dc683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Implementando en Othello un xogador “automático”</text:p>
      <text:p text:style-name="P1">Na versión realizada ata agora, os dous xogadores eran persoas ás que se lles pedía que escribiran as coordenadas onde querían realizar a xogada. Pero…. ¿ como poderíamos facer para xogar “contra o ordenador” ? <text:s/>¿ ou incluso que o “ordendador xogara contra sí mesmo”?.</text:p>
      <text:p text:style-name="P1">No xogo que temos deseñado dispoñemos da clase <text:span text:style-name="T1">Player</text:span></text:p>
      <text:p text:style-name="P4">class Player {</text:p>
      <text:p text:style-name="P2"><text:s text:c="4"/>private String name; <text:tab/>// Nome do xogador</text:p>
      <text:p text:style-name="P2"><text:s text:c="4"/>private int color; <text:tab/>// Neste xogo pode ser 1 ou 2</text:p>
      <text:p text:style-name="P8"/>
      <text:p text:style-name="P2"><text:s text:c="4"/><text:span text:style-name="T4">public Player(String name) {</text:span></text:p>
      <text:p text:style-name="P2"><text:s text:c="9"/>this.name=name;</text:p>
      <text:p text:style-name="P2"><text:s text:c="3"/><text:span text:style-name="T1"><text:s/>}</text:span></text:p>
      <text:p text:style-name="P9"><text:s text:c="4"/></text:p>
      <text:p text:style-name="P2"><text:s text:c="4"/><text:span text:style-name="T4">public String getName() {</text:span></text:p>
      <text:p text:style-name="P2"><text:s text:c="10"/>return name;</text:p>
      <text:p text:style-name="P2"><text:s text:c="2"/><text:span text:style-name="T1"><text:s text:c="2"/>}</text:span></text:p>
      <text:p text:style-name="P9"><text:s text:c="4"/></text:p>
      <text:p text:style-name="P7"><text:s text:c="4"/>public int getColor() {</text:p>
      <text:p text:style-name="P2"><text:s text:c="10"/>return color;</text:p>
      <text:p text:style-name="P2"><text:s text:c="4"/><text:span text:style-name="T1">}</text:span></text:p>
      <text:p text:style-name="P10"><text:s text:c="4"/></text:p>
      <text:p text:style-name="P2"><text:s text:c="4"/><text:span text:style-name="T4">public void setColor(int c) {</text:span></text:p>
      <text:p text:style-name="P2"><text:s text:c="8"/>color=c;</text:p>
      <text:p text:style-name="P4"><text:s text:c="4"/>}</text:p>
      <text:p text:style-name="P9"><text:s text:c="4"/></text:p>
      <text:p text:style-name="P2"><text:s text:c="2"/><text:span text:style-name="T2"><text:s text:c="2"/>/**</text:span></text:p>
      <text:p text:style-name="P6"><text:s text:c="5"/>* Elixe a posición da xogada. Lanza unha excepción si a posición elexida non é válida</text:p>
      <text:p text:style-name="P6"><text:s text:c="5"/>*/</text:p>
      <text:p text:style-name="P2"><text:s text:c="4"/><text:span text:style-name="T1">public Position doMovement() throws Exception {</text:span></text:p>
      <text:p text:style-name="P2"><text:s text:c="8"/>int row;</text:p>
      <text:p text:style-name="P2"><text:s text:c="8"/>char column;</text:p>
      <text:p text:style-name="P2"><text:s text:c="8"/>Position p;</text:p>
      <text:p text:style-name="P2"><text:s text:c="8"/>String line;</text:p>
      <text:p text:style-name="P2"><text:s text:c="8"/>java.util.Scanner scn=new java.util.Scanner(System.in);</text:p>
      <text:p text:style-name="P9"><text:s text:c="13"/></text:p>
      <text:p text:style-name="P6"><text:s text:c="8"/>// <text:span text:style-name="T8">this</text:span> almacena a referencia ao obxecto actual (un Player). a JVM chama a toString para convertir o Player</text:p>
      <text:p text:style-name="P6"><text:s text:c="8"/>// na súa representación String</text:p>
      <text:p text:style-name="P2"><text:s text:c="8"/>System.out.print("Xogada de "+<text:span text:style-name="T8">this</text:span>+"\n [1..8][A..Z]?: ");</text:p>
      <text:p text:style-name="P2"><text:s text:c="8"/>line=scn.nextLine();</text:p>
      <text:p text:style-name="P2"><text:s text:c="8"/>row=(int)(line.charAt(0)-'0'); // Recuperamos a primeira letra, e a convertimos nun número</text:p>
      <text:p text:style-name="P2"><text:s text:c="8"/>column=line.charAt(1); // Recuperamos a segunda letra</text:p>
      <text:p text:style-name="P2"><text:s text:c="8"/>return new Position(row,column);</text:p>
      <text:p text:style-name="P2"><text:s text:c="4"/><text:span text:style-name="T1">}</text:span></text:p>
      <text:p text:style-name="P9"><text:s text:c="4"/></text:p>
      <text:p text:style-name="P2"><text:s text:c="4"/><text:span text:style-name="T2">@Override</text:span></text:p>
      <text:p text:style-name="P2"><text:s text:c="4"/><text:span text:style-name="T1">public String toString() {</text:span></text:p>
      <text:p text:style-name="P2"><text:s text:c="8"/>return name+" (color: "+Board.strPiece(color)+")";</text:p>
      <text:p text:style-name="P2"><text:s text:c="4"/>}</text:p>
      <text:p text:style-name="P2">}</text:p>
      <text:p text:style-name="P11"/>
      <text:p text:style-name="P12">A clase <text:span text:style-name="T1">Player </text:span>en realidade consiste en:</text:p>
      <text:p text:style-name="P5">class Player {</text:p>
      <text:p text:style-name="P3"><text:s text:c="4"/><text:span text:style-name="T4">public Player(String name); </text:span><text:span text:style-name="T5"><text:s/><text:tab/></text:span><text:span text:style-name="T3">// Crea un Player de nome name</text:span></text:p>
      <text:p text:style-name="P3"><text:span text:style-name="T5"><text:s text:c="4"/>public void setColor(int c); <text:s/><text:tab/></text:span><text:span text:style-name="T3">// Asigna unha cor ao Player</text:span></text:p>
      <text:p text:style-name="P3"><text:s text:c="4"/><text:span text:style-name="T4">public String getName(); <text:tab/></text:span><text:span text:style-name="T2">// </text:span><text:span text:style-name="T3">Devolve o nome do Player</text:span></text:p>
      <text:p text:style-name="P5"><text:span text:style-name="T2"><text:s text:c="4"/>public int getColor(); <text:tab/><text:tab/></text:span><text:span text:style-name="T6">// </text:span><text:span text:style-name="T7">Devolve a cor asignada ao Player</text:span></text:p>
      <text:p text:style-name="P3"><text:s text:c="4"/><text:span text:style-name="T1">public Position doMovement() throws Exception; <text:s/></text:span>// <text:span text:style-name="T9">O Player ten a capacidade de facer un movemento</text:span></text:p>
      <text:p text:style-name="P3"><text:s text:c="4"/><text:span text:style-name="T1">public String toString();<text:tab/></text:span>// <text:span text:style-name="T9">O Player devolve como desexa ser representado en String </text:span></text:p>
      <text:p text:style-name="P3">}</text:p>
      <text:p text:style-name="P13"><text:soft-page-break/>O único que diferencia a un xogador humano dun xogador “computerizado” e o xeito de facer o movemento (<text:span text:style-name="T4">doMovement</text:span>). O xogador humano realiza o movemento introducindo en teclado a posición onde desexa realizar a xogada. Un xogador “computerizado” tería que dispoñer dun algoritmo que examinara o taboleiro e elexira a posición da xogada en base a unha estratexia.</text:p>
      <text:p text:style-name="P13">Entre mellor sexa a estratexia implementada polo algoritmo, mellor xogará o ordenador. Incluso poderíamos deseñar varios tipos de xogadores segundo o nivel da estratexia elexida “básico”, “medio”, “avanzado” … etc.</text:p>
      <text:p text:style-name="P13">Facendo uso da herdanza e do polimorfismo é moi simple deseñar un xogador “computerizado” sen facer prácticamente cambios na aplicación, simplemente deseñamos unha clase que herede de Player (que é o xogador humano) e sobrepoñemos o método <text:span text:style-name="T4">doMovement()</text:span><text:span text:style-name="T10"> implementando ahí a nosa estratexia.</text:span></text:p>
      <text:p text:style-name="P15"><text:span text:style-name="T10">O único problema, e que do mesmo modo que un xogador humano pode plantexar a súa estratexia mirando na pantalla o estado do taboleiro, <text:s/>un xogador “computerizado” necesita poder acceder ao estado do xogo para planificar a súa estratexia. Esto pode facerse incorporándolle un método que lle permita acceder ao obxecto </text:span><text:span text:style-name="T4">Game</text:span><text:span text:style-name="T10">. Un xogador “computerizado” necesitará un atributo que garde o obxecto</text:span><text:span text:style-name="T11"> Game </text:span><text:span text:style-name="T10">co que está a xogar.</text:span></text:p>
      <text:p text:style-name="P14"><text:span text:style-name="T10">Logo basta que no arranque do xogo, un dos Players (ou os dous) sexa deste novo tip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20:19:12.024605200</meta:creation-date>
    <dc:date>2018-11-29T20:55:11.114660533</dc:date>
    <meta:editing-duration>PT35M59S</meta:editing-duration>
    <meta:editing-cycles>6</meta:editing-cycles>
    <meta:generator>LibreOffice/6.1.3.2$Linux_X86_64 LibreOffice_project/10$Build-2</meta:generator>
    <meta:document-statistic meta:table-count="0" meta:image-count="0" meta:object-count="0" meta:page-count="2" meta:paragraph-count="60" meta:word-count="499" meta:character-count="3452" meta:non-whitespace-character-count="2722"/>
  </office:meta>
</office:document-meta>
</file>